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4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0,12,8,15,16,18,17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8.421052631579">
            <text:p>68.42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9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3.6842105263158">
            <text:p>73.68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8.9473684210526">
            <text:p>78.95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0,12,8,15,16,18,19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0,12,8,15,16,18,17,19,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kopalnia DATASIZE 200 KNN 4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51:57</dc:date>
    <dc:creator>mike </dc:creator>
    <meta:document-statistic meta:table-count="1" meta:cell-count="284" meta:object-count="0"/>
    <meta:generator>LibreOffice/3.5$Linux_X86_64 LibreOffice_project/350m1$Build-2</meta:generator>
  </office:meta>
</office:document-meta>
</file>